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>
      <style:text-properties fo:font-size="12pt"/>
    </style:style>
    <style:style style:name="P3" style:family="paragraph">
      <loext:graphic-properties draw:fill-color="#a3238e"/>
      <style:text-properties fo:font-size="12pt"/>
    </style:style>
    <style:style style:name="P4" style:family="paragraph">
      <loext:graphic-properties draw:fill-color="#0066b3"/>
    </style:style>
    <style:style style:name="P5" style:family="paragraph">
      <loext:graphic-properties draw:fill-color="#00a65d"/>
    </style:style>
    <style:style style:name="P6" style:family="paragraph">
      <loext:graphic-properties draw:fill-color="#ed1c24"/>
    </style:style>
    <style:style style:name="P7" style:family="paragraph">
      <loext:graphic-properties draw:fill-color="#fff200"/>
    </style:style>
    <style:style style:name="P8" style:family="paragraph">
      <style:paragraph-properties fo:text-align="center"/>
    </style:style>
    <style:style style:name="P9" style:family="paragraph">
      <loext:graphic-properties draw:fill-color="#00b6bd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officeooo:rsid="001345f1"/>
    </style:style>
    <style:style style:name="T2" style:family="text">
      <style:text-properties style:text-underline-style="none"/>
    </style:style>
    <style:style style:name="gr1" style:family="graphic">
      <style:graphic-properties draw:fill-color="#a3238e" draw:textarea-horizontal-align="justify" draw:textarea-vertical-align="middle" draw:auto-grow-height="false" fo:min-height="0.691cm" fo:min-width="1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66b3" draw:textarea-horizontal-align="justify" draw:textarea-vertical-align="middle" draw:auto-grow-height="false" fo:min-height="1.147cm" fo:min-width="10.9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a65d" draw:textarea-horizontal-align="justify" draw:textarea-vertical-align="middle" draw:auto-grow-height="false" fo:min-height="1.235cm" fo:min-width="9.5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d1c24" draw:textarea-horizontal-align="justify" draw:textarea-vertical-align="middle" draw:auto-grow-height="false" fo:min-height="1.169cm" fo:min-width="1.6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47cm" fo:min-width="2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03cm" fo:min-width="2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200" draw:textarea-horizontal-align="justify" draw:textarea-vertical-align="middle" draw:auto-grow-height="false" fo:min-height="1.873cm" fo:min-width="6.2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00b6bd" draw:textarea-horizontal-align="justify" draw:textarea-vertical-align="middle" draw:auto-grow-height="false" fo:min-height="5.313cm" fo:min-width="5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ed1c24" draw:textarea-horizontal-align="justify" draw:textarea-vertical-align="middle" draw:auto-grow-height="false" fo:min-height="0.732cm" fo:min-width="2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FLOWCHART:-</text:span></text:p>
      <text:p text:style-name="P1"><draw:custom-shape text:anchor-type="paragraph" draw:z-index="0" draw:name="Shape1" draw:style-name="gr1" draw:text-style-name="P3" svg:width="2.782cm" svg:height="0.974cm" svg:x="6.073cm" svg:y="1.6cm"><text:p text:style-name="P2"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4" svg:width="10.914cm" svg:height="1.147cm" svg:x="2.415cm" svg:y="4.046cm"><text:p><text:s text:c="2"/>INTIALIZE PUSHBUTTONS,LCD,ARDUINO,IR SENSOR</text:p><text:p><text:s text:c="35"/>EEPROM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5" svg:width="9.593cm" svg:height="1.235cm" svg:x="3.053cm" svg:y="6.493cm"><text:p>Object placing under IR sensor and inspect the object</text:p><text:p><text:s text:c="16"/>count=count+1,LCD display values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6" svg:width="3.331cm" svg:height="2.338cm" svg:x="6.096cm" svg:y="9.073cm"><text:p>cheking=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" draw:style-name="gr5" svg:width="2.735cm" svg:height="0.948cm" svg:x="1.93cm" svg:y="12.645cm"><text:p>Bad=Bad+1</text:p><draw:enhanced-geometry svg:viewBox="0 0 21600 21600" draw:type="rectangle" draw:enhanced-path="M 0 0 L 21600 0 21600 21600 0 21600 0 0 Z N"/></draw:custom-shape><draw:custom-shape text:anchor-type="paragraph" draw:z-index="5" draw:name="Shape6" draw:style-name="gr6" svg:width="2.867cm" svg:height="0.904cm" svg:x="10.308cm" svg:y="12.557cm"><text:p>Good=Good+1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7" svg:width="6.284cm" svg:height="1.874cm" svg:x="4.576cm" svg:y="15.092cm"><text:p><text:s text:c="3"/>EEPROM Synchronize the data</text:p><draw:enhanced-geometry svg:viewBox="0 0 21600 21600" draw:type="rectangle" draw:enhanced-path="M 0 0 L 21600 0 21600 21600 0 21600 0 0 Z N"/></draw:custom-shape><draw:custom-shape text:anchor-type="paragraph" draw:z-index="7" draw:name="Shape8" draw:style-name="gr8" draw:text-style-name="P9" svg:width="5.314cm" svg:height="5.314cm" svg:x="4.907cm" svg:y="18.863cm"><text:p text:style-name="P8">LCD display</text:p><text:p text:style-name="P8"/><text:p text:style-name="P8">New Object=XXX</text:p><text:p text:style-name="P8"/><text:p text:style-name="P8">Total Object=XXX</text:p><text:p text:style-name="P8"/><text:p text:style-name="P8">Good Object=XXX</text:p><text:p text:style-name="P8"/><text:p text:style-name="P8">Bad Object=XXX</text:p><text:p text:style-name="P8"/><text:p text:style-name="P8">Object count</text:p><draw:enhanced-geometry svg:viewBox="0 0 21600 21600" draw:type="rectangle" draw:enhanced-path="M 0 0 L 21600 0 21600 21600 0 21600 0 0 Z N"/></draw:custom-shape><draw:custom-shape text:anchor-type="paragraph" draw:z-index="8" draw:name="Shape9" draw:style-name="gr9" draw:text-style-name="P6" svg:width="3.22cm" svg:height="1.036cm" svg:x="5.766cm" svg:y="26.007cm"><text:p><text:s text:c="6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4" draw:style-name="gr10" draw:text-style-name="P8" svg:x1="11.828cm" svg:y1="10.109cm" svg:x2="11.807cm" svg:y2="12.667cm"><text:p/></draw:line><draw:line text:anchor-type="paragraph" draw:z-index="10" draw:name="Shape13" draw:style-name="gr11" draw:text-style-name="P8" svg:x1="9.426cm" svg:y1="10.22cm" svg:x2="11.807cm" svg:y2="10.22cm"><text:p/></draw:line><draw:line text:anchor-type="paragraph" draw:z-index="11" draw:name="Shape15" draw:style-name="gr11" draw:text-style-name="P8" svg:x1="6.096cm" svg:y1="10.22cm" svg:x2="3.076cm" svg:y2="10.22cm"><text:p/></draw:line><draw:line text:anchor-type="paragraph" draw:z-index="12" draw:name="Shape16" draw:style-name="gr10" draw:text-style-name="P8" svg:x1="3.055cm" svg:y1="10.067cm" svg:x2="3.076cm" svg:y2="12.646cm"><text:p/></draw:line><draw:line text:anchor-type="paragraph" draw:z-index="13" draw:name="Shape17" draw:style-name="gr11" draw:text-style-name="P8" svg:x1="4.664cm" svg:y1="13.063cm" svg:x2="6.229cm" svg:y2="13.063cm"><text:p/></draw:line><draw:line text:anchor-type="paragraph" draw:z-index="14" draw:name="Shape18" draw:style-name="gr11" draw:text-style-name="P8" svg:x1="10.308cm" svg:y1="13.019cm" svg:x2="8.698cm" svg:y2="13.042cm"><text:p/></draw:line><draw:line text:anchor-type="paragraph" draw:z-index="15" draw:name="Shape19" draw:style-name="gr12" draw:text-style-name="P8" svg:x1="8.698cm" svg:y1="13.019cm" svg:x2="8.742cm" svg:y2="15.092cm"><text:p/></draw:line><draw:line text:anchor-type="paragraph" draw:z-index="16" draw:name="Shape20" draw:style-name="gr12" draw:text-style-name="P8" svg:x1="6.228cm" svg:y1="13.063cm" svg:x2="6.228cm" svg:y2="15.091cm"><text:p/></draw:line><draw:line text:anchor-type="paragraph" draw:z-index="17" draw:name="Shape21" draw:style-name="gr11" draw:text-style-name="P8" svg:x1="3.076cm" svg:y1="13.593cm" svg:x2="3.076cm" svg:y2="17.429cm"><text:p/></draw:line><draw:line text:anchor-type="paragraph" draw:z-index="18" draw:name="Shape23" draw:style-name="gr11" draw:text-style-name="P8" svg:x1="2.921cm" svg:y1="17.473cm" svg:x2="11.852cm" svg:y2="17.452cm"><text:p/></draw:line><draw:line text:anchor-type="paragraph" draw:z-index="19" draw:name="Shape24" draw:style-name="gr11" draw:text-style-name="P8" svg:x1="11.852cm" svg:y1="13.46cm" svg:x2="11.852cm" svg:y2="17.452cm"><text:p/></draw:line><draw:line text:anchor-type="paragraph" draw:z-index="20" draw:name="Shape25" draw:style-name="gr10" draw:text-style-name="P8" svg:x1="7.354cm" svg:y1="17.473cm" svg:x2="7.375cm" svg:y2="18.972cm"><text:p/></draw:line><draw:line text:anchor-type="paragraph" draw:z-index="21" draw:name="Shape10" draw:style-name="gr10" draw:text-style-name="P8" svg:x1="7.354cm" svg:y1="24.176cm" svg:x2="7.375cm" svg:y2="26.007cm"><text:p/></draw:line><draw:line text:anchor-type="paragraph" draw:z-index="22" draw:name="Shape11" draw:style-name="gr10" draw:text-style-name="P8" svg:x1="7.706cm" svg:y1="7.728cm" svg:x2="7.727cm" svg:y2="9.074cm"><text:p/></draw:line><draw:line text:anchor-type="paragraph" draw:z-index="23" draw:name="Shape12" draw:style-name="gr10" draw:text-style-name="P8" svg:x1="7.618cm" svg:y1="5.193cm" svg:x2="7.639cm" svg:y2="6.493cm"><text:p/></draw:line><draw:line text:anchor-type="paragraph" draw:z-index="24" draw:name="Shape22" draw:style-name="gr10" draw:text-style-name="P10" svg:x1="7.551cm" svg:y1="2.57cm" svg:x2="7.572cm" svg:y2="4.046cm"><text:p/></draw:line><draw:line text:anchor-type="paragraph" draw:z-index="25" draw:name="Shape26" draw:style-name="gr13" draw:text-style-name="P8" svg:x1="3.053cm" svg:y1="7.221cm" svg:x2="0.166cm" svg:y2="7.221cm"><text:p/></draw:line><draw:line text:anchor-type="paragraph" draw:z-index="26" draw:name="Shape27" draw:style-name="gr11" draw:text-style-name="P8" svg:x1="0.122cm" svg:y1="7.11cm" svg:x2="0.187cm" svg:y2="15.732cm"><text:p/></draw:line><draw:line text:anchor-type="paragraph" draw:z-index="27" draw:name="Shape28" draw:style-name="gr11" draw:text-style-name="P8" svg:x1="0.187cm" svg:y1="16.062cm" svg:x2="4.576cm" svg:y2="16.15cm"><text:p/></draw:line><draw:line text:anchor-type="paragraph" draw:z-index="28" draw:name="Shape29" draw:style-name="gr11" draw:text-style-name="P8" svg:x1="0.187cm" svg:y1="15.621cm" svg:x2="0.187cm" svg:y2="16.062cm"><text:p/></draw:lin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9T11:08:53.898545726</meta:creation-date>
    <dc:date>2023-02-19T11:30:47.099355153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1"/>
    <meta:generator>LibreOffice/6.0.7.3$Linux_X86_64 LibreOffice_project/00m0$Build-3</meta:generator>
  </office:meta>
</office:document-meta>
</file>